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BC276650EA39D0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font-variant="normal" fo:text-transform="none" fo:color="#610506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BC276650EA39D0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defends his authority</text:span></text:p>
            <text:p text:style-name="P3"><text:span text:style-name="T2">(John </text:span><text:span text:style-name="T3">5:16-47</text:span><text:span text:style-name="T2">)</text:span></text:p>
            <text:p text:style-name="P1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8T15:17:36.779000000</dc:date>
    <meta:editing-duration>PT2H26M2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